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ott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28cm"/>
    </style:style>
    <style:style style:name="gr10" style:family="graphic" style:parent-style-name="objectwithoutfill">
      <style:graphic-properties draw:fill="solid" draw:fill-color="#999999" draw:textarea-vertical-align="middle"/>
    </style:style>
    <style:style style:name="gr11" style:family="graphic" style:parent-style-name="objectwithoutfill">
      <style:graphic-properties draw:stroke="none" draw:fill="solid" draw:fill-color="#999999" draw:textarea-vertical-align="middle"/>
    </style:style>
    <style:style style:name="gr12" style:family="graphic" style:parent-style-name="objectwithoutfill">
      <style:graphic-properties draw:stroke="none" draw:fill="solid" draw:fill-color="#999999" draw:textarea-vertical-align="middle"/>
    </style:style>
    <style:style style:name="gr13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3cm"/>
    </style:style>
    <style:style style:name="gr16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fo:min-height="19.725cm"/>
    </style:style>
    <style:style style:name="gr19" style:family="graphic" style:parent-style-name="standard">
      <style:graphic-properties draw:stroke="none" draw:fill="none" fo:min-height="3.542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64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7.012cm" fo:min-width="0cm" fo:padding-top="0.064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116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3cm" fo:min-width="0cm" fo:padding-top="0.069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97cm" fo:min-width="0cm" fo:padding-top="0.064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auto-grow-height="true" fo:min-height="3.502cm"/>
    </style:style>
    <style:style style:name="pr7" style:family="presentation" style:parent-style-name="Default-notes">
      <style:graphic-properties draw:fill-color="#ffffff" fo:min-height="13.362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99cm" fo:margin-bottom="0.101cm" fo:line-height="93%" fo:text-indent="0cm" style:punctuation-wrap="simple" style:line-break="strict"/>
    </style:style>
    <style:style style:name="P4" style:family="paragraph">
      <style:paragraph-properties fo:margin-top="1.8cm" fo:margin-bottom="0.4cm"/>
    </style:style>
    <style:style style:name="P5" style:family="paragraph">
      <style:paragraph-properties fo:margin-left="0cm" fo:margin-right="0cm" fo:margin-top="0.599cm" fo:margin-bottom="0.101cm" fo:line-height="93%" fo:text-indent="0cm" style:punctuation-wrap="simple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3%" fo:text-indent="0cm" style:line-break="strict"/>
      <style:text-properties fo:font-size="32pt" style:font-size-asian="32pt" style:font-size-complex="32pt"/>
    </style:style>
    <style:style style:name="P8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.599cm" fo:margin-bottom="0.101cm" fo:line-height="93%" fo:text-indent="0cm" style:punctuation-wrap="simple" style:line-break="strict"/>
      <style:text-properties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12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color="#dc2300" fo:font-size="54pt" style:font-size-asian="54pt" style:font-size-complex="54pt"/>
    </style:style>
    <style:style style:name="P16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left="2.063cm" fo:margin-right="0cm" fo:margin-top="0cm" fo:margin-bottom="0.401cm" fo:line-height="93%" fo:text-indent="-0.793cm" style:punctuation-wrap="simple" style:line-break="strict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fo:font-family="Arial" style:font-family-generic="roman" style:font-pitch="variable" fo:language="en" fo:country="US" style:font-family-asian="'DejaVu Sans'" style:font-pitch-asian="variable" style:font-family-complex="'DejaVu Sans'" style:font-pitch-complex="variable"/>
    </style:style>
    <style:style style:name="P18" style:family="paragraph">
      <style:paragraph-properties fo:margin-left="2.063cm" fo:margin-right="0cm" fo:margin-top="0cm" fo:margin-bottom="0.401cm" fo:line-height="93%" fo:text-indent="-0.793cm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fo:font-family="Arial" style:font-family-generic="roman" style:font-pitch="variable" fo:language="en" fo:country="US" style:font-family-asian="'DejaVu Sans'" style:font-pitch-asian="variable" style:font-family-complex="'DejaVu Sans'" style:font-pitch-complex="variable"/>
    </style:style>
    <style:style style:name="P19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22pt" fo:language="en" fo:country="US" style:font-size-asian="22pt" style:font-size-complex="22pt"/>
    </style:style>
    <style:style style:name="T3" style:family="text">
      <style:text-properties fo:color="#000000" fo:font-size="32pt" fo:language="en" fo:country="US" style:font-size-asian="32pt" style:font-size-complex="32pt"/>
    </style:style>
    <style:style style:name="T4" style:family="text">
      <style:text-properties fo:color="#808080" fo:language="en" fo:country="US"/>
    </style:style>
    <style:style style:name="T5" style:family="text">
      <style:text-properties fo:color="#000000" fo:font-size="20pt" fo:language="en" fo:country="US" style:font-size-asian="20pt" style:font-size-complex="20pt"/>
    </style:style>
    <style:style style:name="T6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18pt"/>
    </style:style>
    <style:style style:name="T9" style:family="text">
      <style:text-properties fo:color="#dc2300" fo:font-size="54pt" style:font-size-asian="54pt" style:font-size-complex="5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dc2300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4a4a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2" style:family="text">
      <style:text-properties fo:color="#dc2300" fo:font-size="9pt" style:font-size-asian="9pt" style:font-size-complex="9pt"/>
    </style:style>
    <style:style style:name="T23" style:family="text">
      <style:text-properties fo:color="#2300dc" fo:font-size="9pt" fo:font-weight="bold" style:font-size-asian="9pt" style:font-weight-asian="bold" style:font-size-complex="9pt" style:font-weight-complex="bold"/>
    </style:style>
    <style:style style:name="T24" style:family="text">
      <style:text-properties fo:color="#2300dc" fo:font-size="9pt" style:font-size-asian="9pt" style:font-size-complex="9pt"/>
    </style:style>
    <style:style style:name="T25" style:family="text">
      <style:text-properties fo:color="#ff00ff" fo:font-size="9pt" fo:font-weight="bold" style:font-size-asian="9pt" style:font-weight-asian="bold" style:font-size-complex="9pt" style:font-weight-complex="bold"/>
    </style:style>
    <style:style style:name="T26" style:family="text">
      <style:text-properties fo:color="#ff00ff" fo:font-size="9pt" style:font-size-asian="9pt" style:font-size-complex="9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8cm" svg:height="2.333cm" svg:x="1.199cm" svg:y="0.825cm" presentation:class="title" presentation:user-transformed="true">
          <draw:text-box>
            <text:list text:style-name="L1">
              <text:list-item>
                <text:p text:style-name="P1"><text:span text:style-name="T1">Executing LEMS models via LEMS-Lite</text:span></text:p>
              </text:list-item>
            </text:list>
          </draw:text-box>
        </draw:frame>
        <draw:frame presentation:style-name="pr2" draw:text-style-name="P5" draw:layer="layout" svg:width="25.197cm" svg:height="17.076cm" svg:x="1.397cm" svg:y="3.924cm" presentation:class="outline" presentation:user-transformed="true">
          <draw:text-box>
            <text:list text:style-name="L2">
              <text:list-item>
                <text:p text:style-name="P3"><text:span text:style-name="T1">Familiar old problem</text:span></text:p>
                <text:list>
                  <text:list-item>
                    <text:p><text:span text:style-name="T2">Published descriptions of models in neuroscience are almost always inadequate for reproducing results.</text:span></text:p>
                  </text:list-item>
                  <text:list-item>
                    <text:p><text:span text:style-name="T2">You can't do much science if you can't <text:s/>analyze, extend, reuse or build upon other people's work. </text:span></text:p>
                  </text:list-item>
                </text:list>
              </text:list-item>
              <text:list-item>
                <text:p text:style-name="P3"><text:span text:style-name="T1">Familiar old solution</text:span></text:p>
                <text:list>
                  <text:list-item>
                    <text:p><text:span text:style-name="T2">Declarative model descriptions using basic design principles form software engineering: separate logic (equations) from data (parameter values); avoid duplication; think about your design and refactor as needed.</text:span></text:p>
                  </text:list-item>
                  <text:list-item>
                    <text:p text:style-name="P4"><text:span text:style-name="T2"><text:s/></text:span><text:span text:style-name="T2">Implemented in LEMS/NeuroML. Related efforts include NineML, SpineML, SBML although these focus more on machine-readability, less on human writeability.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7.706cm" svg:height="1.995cm" svg:x="16.569cm" svg:y="14.205cm">
          <text:p text:style-name="P6">Neuroscience-specific </text:p>
          <text:p text:style-name="P6">definitions</text:p>
          <draw:enhanced-geometry svg:viewBox="0 0 21600 21600" draw:text-areas="800 800 20800 20800" draw:type="round-rectangular-callout" draw:modifiers="-2726.97547683924 28634.0681362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6" draw:layer="layout" svg:width="7.984cm" svg:height="1.253cm" svg:x="4.037cm" svg:y="14.762cm">
          <text:p text:style-name="P6">Phiysics, Geometry</text:p>
          <draw:enhanced-geometry svg:viewBox="0 0 21600 21600" draw:text-areas="800 800 20800 20800" draw:type="round-rectangular-callout" draw:modifiers="19214.1264871634 33588.5167464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3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7cm" svg:height="1.712cm" svg:x="1.428cm" svg:y="0.903cm" presentation:class="title" presentation:user-transformed="true">
          <draw:text-box>
            <text:list text:style-name="L1">
              <text:list-header>
                <text:p text:style-name="P7"><text:span text:style-name="T3">What next?</text:span></text:p>
              </text:list-header>
            </text:list>
          </draw:text-box>
        </draw:frame>
        <draw:frame presentation:style-name="pr5" draw:text-style-name="P2" draw:layer="layout" svg:width="25.197cm" svg:height="13.861cm" svg:x="1.287cm" svg:y="4.802cm" presentation:class="outline" presentation:user-transformed="true">
          <draw:text-box>
            <text:list text:style-name="L2">
              <text:list-item>
                <text:p text:style-name="P3"><text:span text:style-name="T1">How do you execute models?</text:span></text:p>
                <text:list>
                  <text:list-item>
                    <text:p><text:span text:style-name="T4">Map NeuroML/LEMS models to existing tools, such as Neuron.</text:span></text:p>
                  </text:list-item>
                  <text:list-item>
                    <text:p><text:span text:style-name="T4">New simulators designed for the LEMS data model. jLEMS, pyLEMS</text:span></text:p>
                  </text:list-item>
                  <text:list-item>
                    <text:p><text:span text:style-name="T1">Generate code for general purpose compilers.</text:span></text:p>
                  </text:list-item>
                  <text:list-item>
                    <text:p><text:span text:style-name="T1">Generate code for custom hardwa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3cm" svg:height="3.502cm" svg:x="1.397cm" svg:y="0.837cm" presentation:class="title">
          <draw:text-box>
            <text:p>Why generate code rather than using Neuron, Moose, Genesis, Brian, PSICS etc? </text:p>
          </draw:text-box>
        </draw:frame>
        <draw:frame presentation:style-name="pr5" draw:text-style-name="P11" draw:layer="layout" svg:width="25.197cm" svg:height="15.487cm" svg:x="1.892cm" svg:y="4.942cm" presentation:class="outline" presentation:user-transformed="true">
          <draw:text-box>
            <text:list text:style-name="L2">
              <text:list-item>
                <text:p text:style-name="P9"><text:span text:style-name="T5">Exploit novel hardware including FPGAs and GPUs </text:span></text:p>
              </text:list-item>
              <text:list-item>
                <text:p text:style-name="P9"><text:span text:style-name="T5">Work with more diverse models</text:span></text:p>
                <text:list>
                  <text:list-item>
                    <text:p text:style-name="P10"><text:span text:style-name="T5">Neuron already involves code generation, Moose relies on custom extensions</text:span></text:p>
                  </text:list-item>
                </text:list>
              </text:list-item>
              <text:list-item>
                <text:p text:style-name="P10"><text:span text:style-name="T5">Efficiency and memory footprint</text:span></text:p>
                <text:list>
                  <text:list-item>
                    <text:p text:style-name="P10"><text:span text:style-name="T5">Eg integerization of models (Mike Hull) </text:span></text:p>
                  </text:list-item>
                </text:list>
              </text:list-item>
              <text:list-item>
                <text:p text:style-name="P10"><text:span text:style-name="T5">Why not?</text:span></text:p>
                <text:list>
                  <text:list-item>
                    <text:p text:style-name="P10"><text:span text:style-name="T5">Models are like programs. The obvious thing is to compile them, not just run them on a language simulator. </text:span></text:p>
                  </text:list-item>
                  <text:list-item>
                    <text:p text:style-name="P10"><text:span text:style-name="T5">The alternative view is that models are like </text:span><text:span text:style-name="T6">data</text:span><text:span text:style-name="T5">, to be fed into specialist programs. It all depends on the completeness and diversity of your model specifications.</text:span></text:p>
                  </text:list-item>
                </text:list>
              </text:list-item>
              <text:list-item>
                <text:p text:style-name="P10"><text:span text:style-name="T5">Reaction against nature of existing tools that is perceived as hindering investigation of novel types of mode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" presentation:class="page"/>
          <draw:frame presentation:style-name="pr7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3" draw:text-style-name="P6" draw:layer="layout" svg:width="8.401cm" svg:height="6.614cm" svg:x="1.406cm" svg:y="0.892cm">
          <text:p text:style-name="P6">LEMS</text:p>
          <text:p text:style-name="P6"/>
          <text:p text:style-name="P6">Embeds knowledge of:</text:p>
          <text:p text:style-name="P6"/>
          <text:p text:style-name="P6">Physics – dimensionality</text:p>
          <text:p text:style-name="P6">Geometry – containment, </text:p>
          <text:p text:style-name="P6">adjacency, trees, </text:p>
          <text:p text:style-name="P6">1-D skeleton of 3-D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6.265cm" svg:height="4.379cm" svg:x="18.751cm" svg:y="13.286cm">
          <text:p text:style-name="P6">Source code for </text:p>
          <text:p text:style-name="P6">custom</text:p>
          <text:p text:style-name="P6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6.265cm" svg:height="4.379cm" svg:x="18.346cm" svg:y="7.793cm">
          <text:p text:style-name="P6">Source code for </text:p>
          <text:p text:style-name="P6">general purpose</text:p>
          <text:p text:style-name="P6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layer="layout" svg:x1="10.641cm" svg:y1="4.947cm" svg:x2="17.658cm" svg:y2="8.686cm">
          <text:p/>
        </draw:line>
        <draw:line draw:style-name="gr6" draw:layer="layout" svg:x1="10.641cm" svg:y1="6.126cm" svg:x2="18.147cm" svg:y2="14.409cm">
          <text:p/>
        </draw:line>
        <draw:frame draw:style-name="gr7" draw:text-style-name="P12" draw:layer="layout" svg:width="1.366cm" svg:height="2.212cm" svg:x="13.92cm" svg:y="8.311cm">
          <draw:text-box>
            <text:p><text:span text:style-name="T7">?</text:span></text:p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3" draw:text-style-name="P13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3" draw:text-style-name="P14" draw:layer="layout" svg:width="8.429cm" svg:height="7.218cm" svg:x="1.406cm" svg:y="0.892cm">
          <text:p text:style-name="P6"><text:span text:style-name="T8">LEMS</text:span></text:p>
          <text:p text:style-name="P6"><text:span text:style-name="T8"/></text:p>
          <text:p text:style-name="P6"><text:span text:style-name="T8">Embeds knowledge of:</text:span></text:p>
          <text:p text:style-name="P6"><text:span text:style-name="T8"/></text:p>
          <text:p text:style-name="P6"><text:span text:style-name="T8">Physics – dimensionality</text:span></text:p>
          <text:p text:style-name="P6"><text:span text:style-name="T8">Geometry – containment, </text:span></text:p>
          <text:p text:style-name="P6"><text:span text:style-name="T8">adjacency, trees, </text:span></text:p>
          <text:p text:style-name="P6"><text:span text:style-name="T8">1-D skeleton of 3-D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draw:layer="layout" svg:width="6.265cm" svg:height="4.379cm" svg:x="19.151cm" svg:y="13.2cm">
          <text:p text:style-name="P6"><text:span text:style-name="T8">Source code for </text:span></text:p>
          <text:p text:style-name="P6"><text:span text:style-name="T8">general purpose</text:span></text:p>
          <text:p text:style-name="P6"><text:span text:style-name="T8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layer="layout" svg:x1="10.295cm" svg:y1="5.838cm" svg:x2="18.434cm" svg:y2="12.971cm">
          <text:p/>
        </draw:line>
        <draw:frame draw:style-name="gr8" draw:text-style-name="P15" draw:layer="layout" svg:width="1.772cm" svg:height="2.376cm" svg:x="11.658cm" svg:y="5.838cm">
          <draw:text-box>
            <text:p><text:span text:style-name="T9">X</text:span></text:p>
          </draw:text-box>
        </draw:frame>
        <draw:frame draw:style-name="gr9" draw:layer="layout" svg:width="11.561cm" svg:height="4.499cm" svg:x="14.235cm" svg:y="3.796cm">
          <draw:text-box>
            <text:p>Single-step code generation embeds a lot of knowledge – physics, geometry, and numerics.</text:p>
            <text:p/>
            <text:p>We've swapped a monolithic simulator for a monolithic code generator.</text:p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3" draw:text-style-name="P13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path draw:style-name="gr10" draw:layer="layout" svg:width="15.346cm" svg:height="12.362cm" draw:transform="rotate (-0.626224135615565) translate (2.91544821000461cm 7.85212254803925cm)" svg:viewBox="0 0 15347 12363" svg:d="m5343 12363-5343-7387c0 0 6291-5133 9408-4972 2659 137 5939 5123 5939 5123z">
          <text:p/>
        </draw:path>
        <draw:path draw:style-name="gr11" draw:layer="layout" svg:width="15.346cm" svg:height="12.863cm" draw:transform="rotate (-0.626224135615565) translate (3.210033340916cm 7.44525239903677cm)" svg:viewBox="0 0 15347 12864" svg:d="m5343 12864-5343-7387c0 0 6501-5634 9618-5474 2659 138 5729 5625 5729 5625z">
          <text:p/>
        </draw:path>
        <draw:path draw:style-name="gr11" draw:layer="layout" svg:width="8.142cm" svg:height="11.413cm" draw:transform="rotate (-1.63799150299668) translate (28.4882456596642cm 0.0328572202391358cm)" svg:viewBox="0 0 8143 11414" svg:d="m696 10827-696-10338 7272-489c0 0 2022 7686-96 10345-1658 2082-6480 482-6480 482z">
          <text:p/>
        </draw:path>
        <draw:path draw:style-name="gr12" draw:layer="layout" svg:width="12.914cm" svg:height="11.799cm" draw:transform="skewX (-9.77780744938147E-017) rotate (-2.59774805866836) translate (13.930452419151cm 5.36618893430472cm)" svg:viewBox="0 0 12915 11800" svg:d="m8 6276c-120-73 1055-6262 3795-6276 3559-18 9112 5563 9112 5563 0 0-2514 4158-3771 6237z">
          <text:p/>
        </draw:path>
        <draw:custom-shape draw:style-name="gr3" draw:text-style-name="P14" draw:layer="layout" svg:width="8.027cm" svg:height="5.032cm" svg:x="1.406cm" svg:y="1.681cm">
          <text:p text:style-name="P6"><text:span text:style-name="T8">LEMS</text:span></text:p>
          <text:p text:style-name="P6"><text:span text:style-name="T8"/></text:p>
          <text:p text:style-name="P6"><text:span text:style-name="T8">Physics – dimensionality</text:span></text:p>
          <text:p text:style-name="P6"><text:span text:style-name="T8">Geometry – containment, </text:span></text:p>
          <text:p text:style-name="P6"><text:span text:style-name="T8">adjacency, trees, </text:span></text:p>
          <text:p text:style-name="P6"><text:span text:style-name="T8">1-D skeleton of 3-D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draw:layer="layout" svg:width="6.265cm" svg:height="2.94cm" svg:x="21.309cm" svg:y="13.92cm">
          <text:p text:style-name="P6"><text:span text:style-name="T8">Source code for </text:span></text:p>
          <text:p text:style-name="P6"><text:span text:style-name="T8">general purpose</text:span></text:p>
          <text:p text:style-name="P6"><text:span text:style-name="T8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7.534cm" svg:height="3.537cm" svg:x="18.263cm" svg:y="2.902cm">
          <text:p text:style-name="P6">Flat LEMS model </text:p>
          <text:p text:style-name="P6">Still expressed in LEMS</text:p>
          <text:p text:style-name="P6">Comparable to Nine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9.663cm" svg:height="5.896cm" svg:x="0.46cm" svg:y="13.085cm">
          <text:p text:style-name="P6">LEMS-Lite</text:p>
          <text:p text:style-name="P6"/>
          <text:p text:style-name="P6">Components, Arrays, </text:p>
          <text:p text:style-name="P6">Update rules, Connections</text:p>
          <text:p text:style-name="P6"><text:span text:style-name="T10">No geometry</text:span></text:p>
          <text:p text:style-name="P6"><text:span text:style-name="T10">No ODEs</text:span></text:p>
          <text:p text:style-name="P6"><text:span text:style-name="T10">No neuroscience ter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206cm" svg:height="2.157cm" svg:x="19.182cm" svg:y="17.975cm">
          <text:p text:style-name="P6">Code for custom </text:p>
          <text:p text:style-name="P6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layer="layout" svg:x1="10.238cm" svg:y1="3.653cm" svg:x2="17.871cm" svg:y2="4.224cm">
          <text:p/>
        </draw:line>
        <draw:line draw:style-name="gr5" draw:layer="layout" svg:x1="18.335cm" svg:y1="6.731cm" svg:x2="8.426cm" svg:y2="13.085cm">
          <text:p/>
        </draw:line>
        <draw:line draw:style-name="gr5" draw:layer="layout" svg:x1="11.244cm" svg:y1="15.559cm" svg:x2="20.879cm" svg:y2="15.789cm">
          <text:p/>
        </draw:line>
        <draw:line draw:style-name="gr5" draw:layer="layout" svg:x1="11.36cm" svg:y1="15.904cm" svg:x2="18.607cm" svg:y2="18.349cm">
          <text:p/>
        </draw:line>
        <draw:frame draw:style-name="gr14" draw:layer="layout" svg:width="6.992cm" svg:height="2.375cm" svg:x="10.382cm" svg:y="1.41cm">
          <draw:text-box>
            <text:p>Stage 1: </text:p>
            <text:p>Remove physics and </text:p>
            <text:p>Geometry. Keep ODEs</text:p>
          </draw:text-box>
        </draw:frame>
        <draw:frame draw:style-name="gr15" draw:layer="layout" svg:width="7.65cm" svg:height="3.791cm" svg:x="7.663cm" svg:y="8.147cm">
          <draw:text-box>
            <text:p>Stage 2:</text:p>
            <text:p>Combine with declarative representation of numerics</text:p>
            <text:p>ODEs → update rules</text:p>
          </draw:text-box>
        </draw:frame>
        <draw:custom-shape draw:style-name="gr16" draw:text-style-name="P6" draw:layer="layout" svg:width="9.836cm" svg:height="2.444cm" svg:x="15.5cm" svg:y="9.002cm">
          <text:p text:style-name="P6">Numerical Integration Schemes</text:p>
          <text:p text:style-name="P6">Euler, RK4, Crank Nicolson e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5.328cm" svg:y1="9.836cm" svg:x2="12.625cm" svg:y2="10.44cm">
          <text:p/>
        </draw:line>
        <draw:frame draw:style-name="gr14" draw:text-style-name="P16" draw:layer="layout" svg:width="3.698cm" svg:height="1.195cm" svg:x="0cm" svg:y="0.001cm">
          <draw:text-box>
            <text:p text:style-name="P16"><text:span text:style-name="T11">Physics</text:span></text:p>
          </draw:text-box>
        </draw:frame>
        <draw:frame draw:style-name="gr14" draw:text-style-name="P16" draw:layer="layout" svg:width="5.633cm" svg:height="1.195cm" svg:x="19.774cm" svg:y="0.558cm">
          <draw:text-box>
            <text:p text:style-name="P16"><text:span text:style-name="T11">Mathematics</text:span></text:p>
          </draw:text-box>
        </draw:frame>
        <draw:frame draw:style-name="gr14" draw:text-style-name="P16" draw:layer="layout" svg:width="4.968cm" svg:height="1.195cm" svg:x="1.02cm" svg:y="19.266cm">
          <draw:text-box>
            <text:p text:style-name="P16"><text:span text:style-name="T11">Computing</text:span></text:p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3" draw:text-style-name="P13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8" draw:layer="layout" svg:width="11.38cm" svg:height="20.648cm" svg:x="1.261cm" svg:y="0.567cm">
          <draw:text-box>
            <text:p><text:span text:style-name="T12">&lt;LEMSLite&gt;</text:span></text:p>
            <text:p><text:span text:style-name="T12"><text:s/></text:span></text:p>
            <text:p><text:span text:style-name="T12"><text:s text:c="4"/></text:span><text:span text:style-name="T13">&lt;DiscreteUpdateComponent name="lif_neuron"&gt;</text:span></text:p>
            <text:p><text:span text:style-name="T14"/></text:p>
            <text:p><text:span text:style-name="T14"><text:s text:c="8"/></text:span><text:span text:style-name="T15">&lt;Interface&gt;</text:span></text:p>
            <text:p><text:span text:style-name="T15"><text:s text:c="12"/></text:span><text:span text:style-name="T15">&lt;Parameter name="bias"/&gt;</text:span></text:p>
            <text:p><text:span text:style-name="T15"><text:s text:c="12"/></text:span><text:span text:style-name="T15">&lt;Parameter name="gain"/&gt;</text:span></text:p>
            <text:p><text:span text:style-name="T15"><text:s text:c="12"/></text:span><text:span text:style-name="T15">&lt;Parameter name="constInput"/&gt;</text:span></text:p>
            <text:p><text:span text:style-name="T15"><text:s text:c="12"/></text:span></text:p>
            <text:p><text:span text:style-name="T15"><text:s text:c="12"/></text:span><text:span text:style-name="T15">&lt;InputEventPort name="spike-in"&gt;</text:span></text:p>
            <text:p><text:span text:style-name="T15"><text:s text:c="16"/></text:span><text:span text:style-name="T15">&lt;Parameter name="weight"/&gt;</text:span></text:p>
            <text:p><text:span text:style-name="T15"><text:s text:c="12"/></text:span><text:span text:style-name="T15">&lt;/InputEventPort&gt;</text:span></text:p>
            <text:p><text:span text:style-name="T15"><text:s text:c="12"/></text:span></text:p>
            <text:p><text:span text:style-name="T15"><text:s text:c="12"/></text:span><text:span text:style-name="T15">&lt;OutputEventPort name="spike-out"/&gt; <text:s text:c="11"/></text:span></text:p>
            <text:p><text:span text:style-name="T15"/></text:p>
            <text:p><text:span text:style-name="T15"><text:s text:c="12"/></text:span><text:span text:style-name="T15">&lt;Constant name="one_over_rc_float" value="0.0488281"/&gt;</text:span></text:p>
            <text:p><text:span text:style-name="T15"><text:s text:c="12"/></text:span><text:span text:style-name="T15">&lt;Constant name="ptsc_scale_float" value="0.154279"/&gt;</text:span></text:p>
            <text:p><text:span text:style-name="T15"/></text:p>
            <text:p><text:span text:style-name="T15"><text:s text:c="12"/></text:span><text:span text:style-name="T15">&lt;OutputVariable name="v"/&gt;</text:span></text:p>
            <text:p><text:span text:style-name="T15"><text:s text:c="8"/></text:span><text:span text:style-name="T15">&lt;/Interface&gt;</text:span></text:p>
            <text:p><text:span text:style-name="T15"/></text:p>
            <text:p><text:span text:style-name="T14"><text:s text:c="8"/></text:span><text:span text:style-name="T16">&lt;State&gt;</text:span></text:p>
            <text:p><text:span text:style-name="T16"><text:s text:c="12"/></text:span><text:span text:style-name="T16">&lt;StateVariable name="v"/&gt;</text:span></text:p>
            <text:p><text:span text:style-name="T16"><text:s text:c="12"/></text:span><text:span text:style-name="T16">&lt;StateVariable name="inp"/&gt;</text:span></text:p>
            <text:p><text:span text:style-name="T16"><text:s text:c="12"/></text:span><text:span text:style-name="T16">&lt;StateVariable name="ref"/&gt;</text:span></text:p>
            <text:p><text:span text:style-name="T16"><text:s text:c="8"/></text:span><text:span text:style-name="T16">&lt;/State&gt;</text:span></text:p>
            <text:p><text:span text:style-name="T14"/></text:p>
            <text:p><text:span text:style-name="T14"><text:s text:c="8"/></text:span><text:span text:style-name="T17">&lt;Step&gt;</text:span></text:p>
            <text:p><text:span text:style-name="T17"><text:s text:c="12"/></text:span><text:span text:style-name="T17">&lt;Var name="total" value="(gain * (inp + constInput)) + bias"/&gt;</text:span></text:p>
            <text:p><text:span text:style-name="T17"><text:s text:c="12"/></text:span><text:span text:style-name="T17">&lt;Var name="dv" value="(total-v) * one_over_rc_float"/&gt;</text:span></text:p>
            <text:p><text:span text:style-name="T17"><text:s text:c="12"/></text:span><text:span text:style-name="T17">&lt;Update variable="v" value="v + dv"/&gt;</text:span></text:p>
            <text:p><text:span text:style-name="T17"><text:s text:c="12"/></text:span><text:span text:style-name="T17">&lt;Update variable="inp" value="inp * (1. - ptsc_scale_float)"/&gt;</text:span></text:p>
            <text:p><text:span text:style-name="T17"><text:s text:c="12"/></text:span><text:span text:style-name="T17">&lt;Output variable="v" value="v"/&gt;</text:span></text:p>
            <text:p><text:span text:style-name="T17"><text:s text:c="8"/></text:span><text:span text:style-name="T17">&lt;/Step&gt;</text:span></text:p>
            <text:p><text:span text:style-name="T17"/></text:p>
            <text:p><text:span text:style-name="T17"><text:s text:c="8"/></text:span><text:span text:style-name="T17">&lt;OnEvent port="spike-in" &gt;</text:span></text:p>
            <text:p><text:span text:style-name="T17"><text:s text:c="12"/></text:span><text:span text:style-name="T17">&lt;Update variable="inp" value="inp + weight * one_over rc"/&gt;</text:span></text:p>
            <text:p><text:span text:style-name="T17"><text:s text:c="8"/></text:span><text:span text:style-name="T17">&lt;/OnEvent&gt;</text:span></text:p>
            <text:p><text:span text:style-name="T17"/></text:p>
            <text:p><text:span text:style-name="T17"><text:s text:c="8"/></text:span><text:span text:style-name="T17">&lt;OnCondition if="v .gt. 1.0"&gt;</text:span></text:p>
            <text:p><text:span text:style-name="T17"><text:s text:c="12"/></text:span><text:span text:style-name="T17">&lt;Update variable="v" value="0"/&gt;</text:span></text:p>
            <text:p><text:span text:style-name="T17"><text:s text:c="12"/></text:span><text:span text:style-name="T17">&lt;Update variable="ref" value="2"/&gt;</text:span></text:p>
            <text:p><text:span text:style-name="T17"><text:s text:c="12"/></text:span><text:span text:style-name="T17">&lt;Emit port="spike-out"/&gt;</text:span></text:p>
            <text:p><text:span text:style-name="T17"><text:s text:c="8"/></text:span><text:span text:style-name="T17">&lt;/OnCondition&gt;</text:span></text:p>
            <text:p><text:span text:style-name="T17"><text:s text:c="8"/></text:span></text:p>
            <text:p><text:span text:style-name="T17"><text:s text:c="8"/></text:span><text:span text:style-name="T17">&lt;OnCondition if="ref .gt. 0"&gt;</text:span></text:p>
            <text:p><text:span text:style-name="T17"><text:s text:c="12"/></text:span><text:span text:style-name="T17">&lt;Update variable="v" value="0"/&gt;</text:span></text:p>
            <text:p><text:span text:style-name="T17"><text:s text:c="12"/></text:span><text:span text:style-name="T17">&lt;Update variable="ref" value="ref-1"/&gt;</text:span></text:p>
            <text:p><text:span text:style-name="T17"><text:s text:c="8"/></text:span><text:span text:style-name="T17">&lt;/OnCondition&gt;</text:span></text:p>
            <text:p><text:span text:style-name="T18"><text:s text:c="8"/></text:span></text:p>
            <text:p><text:span text:style-name="T18"><text:s text:c="3"/></text:span><text:span text:style-name="T13"><text:s/></text:span><text:span text:style-name="T13">&lt;/DiscreteUpdateComponent&gt;</text:span></text:p>
            <text:p><text:span text:style-name="T14"/></text:p>
          </draw:text-box>
        </draw:frame>
        <draw:frame draw:style-name="gr19" draw:layer="layout" svg:width="15.209cm" svg:height="19.013cm" svg:x="12.791cm" svg:y="1.529cm">
          <draw:text-box>
            <text:p><text:s/><text:span text:style-name="T19">&lt;DataSources&gt;</text:span></text:p>
            <text:p><text:span text:style-name="T20"><text:s text:c="8"/></text:span><text:span text:style-name="T20">&lt;File name="mh_conv_level0" id="f_params_pop0" format="csv" shape="(5,3000)"/&gt;</text:span></text:p>
            <text:p><text:span text:style-name="T20"><text:s text:c="8"/></text:span><text:span text:style-name="T20">&lt;Array name="pop0_bias"&gt; &lt;FileSource file="f_params_pop0" column="1"/&gt; &lt;/Array&gt;</text:span></text:p>
            <text:p><text:span text:style-name="T20"><text:s text:c="2"/></text:span><text:span text:style-name="T19"><text:s/></text:span><text:span text:style-name="T19">&lt;/DataSources&gt;</text:span></text:p>
            <text:p><text:span text:style-name="T19"/></text:p>
            <text:p><text:span text:style-name="T20"/></text:p>
            <text:p><text:span text:style-name="T20"><text:s text:c="3"/></text:span><text:span text:style-name="T21">&lt;ComponentArray name="level0" component="lif_neuron" size="3000"&gt;</text:span></text:p>
            <text:p><text:span text:style-name="T22"><text:s text:c="8"/></text:span><text:span text:style-name="T22">&lt;Let parameter="constInput" array="pop0_constInput"/&gt;</text:span></text:p>
            <text:p><text:span text:style-name="T22"><text:s text:c="8"/></text:span><text:span text:style-name="T22">&lt;Let parameter="bias" array="pop0_bias"/&gt;</text:span></text:p>
            <text:p><text:span text:style-name="T22"><text:s text:c="8"/></text:span><text:span text:style-name="T22">&lt;Let parameter="gain" array="pop0_gain"/&gt;</text:span></text:p>
            <text:p><text:span text:style-name="T22"/></text:p>
            <text:p><text:span text:style-name="T22"><text:s text:c="8"/></text:span><text:span text:style-name="T22">&lt;Initialize stateVariable="inp" array="pop0_inp" /&gt;</text:span></text:p>
            <text:p><text:span text:style-name="T22"><text:s text:c="3"/></text:span><text:span text:style-name="T21"><text:s/></text:span><text:span text:style-name="T21">&lt;/ComponentArray&gt;</text:span></text:p>
            <text:p><text:span text:style-name="T20"/></text:p>
            <text:p><text:span text:style-name="T20"/></text:p>
            <text:p><text:span text:style-name="T20"><text:s text:c="4"/></text:span><text:span text:style-name="T23">&lt;EventConnections name="pop0_to_pop1" from="level0" to="level1"&gt;</text:span></text:p>
            <text:p><text:span text:style-name="T24"><text:s text:c="8"/></text:span><text:span text:style-name="T24">&lt;EventSource port="spike-out"/&gt;</text:span></text:p>
            <text:p><text:span text:style-name="T24"><text:s text:c="8"/></text:span><text:span text:style-name="T24">&lt;EventTarget port="spike-in"/&gt;</text:span></text:p>
            <text:p><text:span text:style-name="T24"/></text:p>
            <text:p><text:span text:style-name="T24"><text:s text:c="8"/></text:span><text:span text:style-name="T24">&lt;SourceTargetConnector&gt; </text:span></text:p>
            <text:p><text:span text:style-name="T24"><text:s text:c="14"/></text:span><text:span text:style-name="T24">&lt;FromArrayConnector pre="conn01_pre" post="conn01_post"/&gt; </text:span></text:p>
            <text:p><text:span text:style-name="T24"><text:s text:c="8"/></text:span><text:span text:style-name="T24">&lt;/SourceTargetConnector&gt;</text:span></text:p>
            <text:p><text:span text:style-name="T24"/></text:p>
            <text:p><text:span text:style-name="T24"><text:s text:c="8"/></text:span><text:span text:style-name="T24">&lt;ConnectionProperties&gt;</text:span></text:p>
            <text:p><text:span text:style-name="T24"><text:s text:c="12"/></text:span><text:span text:style-name="T24">&lt;Property name="weight" array="conn01_weight"/&gt;</text:span></text:p>
            <text:p><text:span text:style-name="T24"><text:s text:c="12"/></text:span><text:span text:style-name="T24">&lt;Delay value="0"/&gt;</text:span></text:p>
            <text:p><text:span text:style-name="T24"><text:s text:c="8"/></text:span><text:span text:style-name="T24">&lt;/ConnectionProperties&gt;</text:span></text:p>
            <text:p><text:span text:style-name="T24"/></text:p>
            <text:p><text:span text:style-name="T24"><text:s text:c="8"/></text:span><text:span text:style-name="T24">&lt;EventArguments&gt;</text:span></text:p>
            <text:p><text:span text:style-name="T24"><text:s text:c="12"/></text:span><text:span text:style-name="T24">&lt;Arg name="weight" value="connection.weight"/&gt;</text:span></text:p>
            <text:p><text:span text:style-name="T24"><text:s text:c="8"/></text:span><text:span text:style-name="T24">&lt;/EventArguments&gt;</text:span></text:p>
            <text:p><text:span text:style-name="T24"><text:s text:c="7"/></text:span></text:p>
            <text:p><text:span text:style-name="T24"><text:s text:c="4"/></text:span><text:span text:style-name="T23">&lt;/EventConnections&gt;</text:span></text:p>
            <text:p><text:span text:style-name="T24"/></text:p>
            <text:p><text:span text:style-name="T20"/></text:p>
            <text:p><text:span text:style-name="T20"><text:s text:c="4"/></text:span><text:span text:style-name="T25">&lt;Simulation name="handwriting_simulation" dt="1.0e-3" endTime="0.02"&gt;</text:span></text:p>
            <text:p><text:span text:style-name="T26"><text:s text:c="8"/></text:span><text:span text:style-name="T26">&lt;OutputFiles&gt;</text:span></text:p>
            <text:p><text:span text:style-name="T26"><text:s text:c="16"/></text:span><text:span text:style-name="T26">&lt;File id="f_out0_csv" name="f_out1.csv" format="csv"&gt;&lt;/File&gt;</text:span></text:p>
            <text:p><text:span text:style-name="T26"><text:s text:c="10"/></text:span><text:span text:style-name="T26">&lt;/OutputFiles&gt;</text:span></text:p>
            <text:p><text:span text:style-name="T26"/></text:p>
            <text:p><text:span text:style-name="T26"><text:s text:c="8"/></text:span><text:span text:style-name="T26">&lt;Recording startTime="0" endTime="1" interval="0.1"&gt;</text:span></text:p>
            <text:p><text:span text:style-name="T26"><text:s text:c="12"/></text:span><text:span text:style-name="T26">&lt;VariableRecording file="f_out0_csv" componentArray="level0" indices="1,2,3" variable="v"/&gt; <text:s/></text:span></text:p>
            <text:p><text:span text:style-name="T26"><text:s text:c="8"/></text:span><text:span text:style-name="T26">&lt;/Recording&gt;</text:span></text:p>
            <text:p><text:span text:style-name="T26"><text:s text:c="4"/></text:span></text:p>
            <text:p><text:span text:style-name="T26"><text:s text:c="4"/></text:span><text:span text:style-name="T25">&lt;/Simulation&gt;</text:span></text:p>
            <text:p><text:span text:style-name="T20"/></text:p>
            <text:p><text:span text:style-name="T20">&lt;/LEMSLite&gt;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3" draw:text-style-name="P13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1.712cm" svg:x="1.428cm" svg:y="0.903cm" presentation:class="title" presentation:user-transformed="true">
          <draw:text-box>
            <text:list text:style-name="L1">
              <text:list-header>
                <text:p text:style-name="P1"><text:span text:style-name="T1">Summary: LEMS-Lite</text:span></text:p>
              </text:list-header>
            </text:list>
          </draw:text-box>
        </draw:frame>
        <draw:frame presentation:style-name="pr5" draw:text-style-name="P19" draw:layer="layout" svg:width="25.197cm" svg:height="13.861cm" svg:x="1.287cm" svg:y="4.802cm" presentation:class="outline" presentation:user-transformed="true">
          <draw:text-box>
            <text:list text:style-name="L2">
              <text:list-item>
                <text:p text:style-name="P17">Acts as a fixed point between the LEMS specification and code generators</text:p>
              </text:list-item>
              <text:list-item>
                <text:p text:style-name="P17">LEMS specification can be revised and extended without affecting downstream implementations provided we maintain the mappings to LEMS-Lite</text:p>
              </text:list-item>
              <text:list-item>
                <text:p text:style-name="P17">lower-level description that nmodl, NineML etc </text:p>
                <text:list>
                  <text:list-item>
                    <text:p text:style-name="P18">Describes the post-discretization version of the model</text:p>
                  </text:list-item>
                  <text:list-item>
                    <text:p text:style-name="P18">No ODEs, no neuroscience terminology</text:p>
                  </text:list-item>
                  <text:list-item>
                    <text:p text:style-name="P18">Reduces uncertainty about what is to be computed or how equations are to be solved</text:p>
                    <text:p text:style-name="P1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3" draw:text-style-name="P13" draw:layer="layout" svg:width="16.801cm" svg:height="13.11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599cm" fo:margin-bottom="0.101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6pt" fo:font-style="normal" fo:text-shadow="none" style:text-underline-style="none" fo:font-weight="normal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2.18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</meta:initial-creator>
    <meta:creation-date>2010-09-19T15:35:27</meta:creation-date>
    <dc:creator>Robert </dc:creator>
    <dc:date>2013-12-18T13:16:42</dc:date>
    <meta:editing-cycles>33</meta:editing-cycles>
    <meta:editing-duration>PT16H26M37S</meta:editing-duration>
    <meta:generator>LibreOffice/3.5$Linux_X86_64 LibreOffice_project/350m1$Build-2</meta:generator>
    <meta:document-statistic meta:object-count="81"/>
  </office:meta>
</office:document-meta>
</file>